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c2ae4" officeooo:paragraph-rsid="000c2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ine Lee and Francesco Serio</text:p>
      <text:p text:style-name="P1">CS-4444<text:line-break/>29 January 202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45:12.858000000</meta:creation-date>
    <dc:date>2020-01-22T12:55:49.149000000</dc:date>
    <meta:editing-duration>PT26S</meta:editing-duration>
    <meta:editing-cycles>1</meta:editing-cycles>
    <meta:document-statistic meta:table-count="0" meta:image-count="0" meta:object-count="0" meta:page-count="1" meta:paragraph-count="2" meta:word-count="9" meta:character-count="56" meta:non-whitespace-character-count="49"/>
    <meta:generator>LibreOffice/6.2.8.2$Windows_X86_64 LibreOffice_project/f82ddfca21ebc1e222a662a32b25c0c9d20169ee</meta:generator>
  </office:meta>
</office:document-meta>
</file>